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300000380E02FF4C81C9A09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665in" svg:y="-0.6165in" svg:width="7.9835in" svg:height="5.5744in" draw:z-index="0"><draw:image xlink:href="Pictures/100000000000050300000380E02FF4C81C9A09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1:50:22.834875396</meta:creation-date>
    <dc:date>2018-05-15T21:51:23.465933292</dc:date>
    <meta:editing-duration>PT1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